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CA00000249222E2A241E6429B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67cm" svg:height="11.608cm" svg:x="3.899cm" svg:y="9.333cm">
          <draw:image xlink:href="Pictures/10000000000002CA00000249222E2A241E6429B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5:10:50.933685675</meta:creation-date>
    <dc:date>2018-04-26T15:11:14.343616895</dc:date>
    <meta:editing-duration>PT2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